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a1" style:family="table">
      <style:table-properties style:width="17.911cm" fo:margin-left="-1.228cm" fo:margin-top="0cm" fo:margin-bottom="0cm" table:align="left" style:writing-mode="lr-tb"/>
    </style:style>
    <style:style style:name="Tabula1.A" style:family="table-column">
      <style:table-column-properties style:column-width="1.429cm"/>
    </style:style>
    <style:style style:name="Tabula1.B" style:family="table-column">
      <style:table-column-properties style:column-width="6.191cm"/>
    </style:style>
    <style:style style:name="Tabula1.C" style:family="table-column">
      <style:table-column-properties style:column-width="10.291cm"/>
    </style:style>
    <style:style style:name="Tabula1.1" style:family="table-row">
      <style:table-row-properties fo:keep-together="auto"/>
    </style:style>
    <style:style style:name="Tabula1.A1" style:family="table-cell">
      <style:table-cell-properties fo:background-color="#ffffff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ula1.B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ula2" style:family="table">
      <style:table-properties style:width="15.61cm" fo:margin-left="1.071cm" fo:margin-top="0cm" fo:margin-bottom="0cm" table:align="left" style:writing-mode="lr-tb"/>
    </style:style>
    <style:style style:name="Tabula2.A" style:family="table-column">
      <style:table-column-properties style:column-width="1.903cm"/>
    </style:style>
    <style:style style:name="Tabula2.B" style:family="table-column">
      <style:table-column-properties style:column-width="4.461cm"/>
    </style:style>
    <style:style style:name="Tabula2.C" style:family="table-column">
      <style:table-column-properties style:column-width="9.246cm"/>
    </style:style>
    <style:style style:name="Tabula2.1" style:family="table-row">
      <style:table-row-properties fo:keep-together="auto"/>
    </style:style>
    <style:style style:name="Tabula2.A1" style:family="table-cell">
      <style:table-cell-properties fo:background-color="#ffffff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ula2.B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fo:font-size="12pt" fo:language="lv" fo:country="LV" style:font-size-asian="12pt" style:font-size-complex="12pt"/>
    </style:style>
    <style:style style:name="P2" style:family="paragraph" style:parent-style-name="Standard">
      <style:paragraph-properties fo:margin-left="0cm" fo:margin-right="0cm" fo:text-indent="0.751cm" style:auto-text-indent="false"/>
    </style:style>
    <style:style style:name="P3" style:family="paragraph" style:parent-style-name="Standard">
      <style:paragraph-properties fo:margin-left="0cm" fo:margin-right="0cm" fo:text-indent="0.751cm" style:auto-text-indent="false">
        <style:tab-stops>
          <style:tab-stop style:position="8.25cm" style:type="center"/>
          <style:tab-stop style:position="12.594cm"/>
        </style:tab-stops>
      </style:paragraph-properties>
    </style:style>
    <style:style style:name="P4" style:family="paragraph" style:parent-style-name="Standard">
      <style:paragraph-properties fo:margin-left="0cm" fo:margin-right="0cm" fo:margin-top="0.423cm" fo:margin-bottom="0.353cm" loext:contextual-spacing="false" fo:text-indent="0.751cm" style:auto-text-indent="fals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8.25cm" style:type="center"/>
          <style:tab-stop style:position="12.594cm"/>
        </style:tab-stops>
      </style:paragraph-properties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8.25cm" style:type="center"/>
          <style:tab-stop style:position="12.594cm"/>
        </style:tab-stops>
      </style:paragraph-properties>
      <style:text-properties fo:font-size="12pt" fo:language="lv" fo:country="LV" style:font-size-asian="12pt" style:font-size-complex="12pt"/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8.25cm" style:type="center"/>
          <style:tab-stop style:position="12.594cm"/>
        </style:tab-stops>
      </style:paragraph-properties>
    </style:style>
    <style:style style:name="P12" style:family="paragraph" style:parent-style-name="Normal_20__28_Web_29_" style:list-style-name="WWNum1"/>
    <style:style style:name="P13" style:family="paragraph" style:parent-style-name="Normal_20__28_Web_29_" style:list-style-name="WWNum1">
      <style:paragraph-properties>
        <style:tab-stops>
          <style:tab-stop style:position="8.25cm" style:type="center"/>
          <style:tab-stop style:position="12.594cm"/>
        </style:tab-stops>
      </style:paragraph-properties>
    </style:style>
    <style:style style:name="P14" style:family="paragraph" style:parent-style-name="List_20_Paragraph" style:list-style-name="WWNum1"/>
    <style:style style:name="P15" style:family="paragraph" style:parent-style-name="List_20_Paragraph">
      <style:paragraph-properties>
        <style:tab-stops>
          <style:tab-stop style:position="8.25cm" style:type="center"/>
          <style:tab-stop style:position="12.594cm"/>
        </style:tab-stops>
      </style:paragraph-properties>
    </style:style>
    <style:style style:name="P16" style:family="paragraph" style:parent-style-name="List_20_Paragraph" style:list-style-name="WWNum1">
      <style:paragraph-properties>
        <style:tab-stops>
          <style:tab-stop style:position="8.25cm" style:type="center"/>
          <style:tab-stop style:position="12.594cm"/>
        </style:tab-stops>
      </style:paragraph-properties>
    </style:style>
    <style:style style:name="P17" style:family="paragraph" style:parent-style-name="List_20_Paragraph">
      <style:text-properties fo:font-size="12pt" fo:language="lv" fo:country="LV" style:font-size-asian="12pt" style:font-size-complex="12pt"/>
    </style:style>
    <style:style style:name="P18" style:family="paragraph" style:parent-style-name="List_20_Paragraph">
      <style:paragraph-properties fo:margin-top="0cm" fo:margin-bottom="0cm" loext:contextual-spacing="true"/>
    </style:style>
    <style:style style:name="P19" style:family="paragraph" style:parent-style-name="List_20_Paragraph">
      <style:paragraph-properties fo:margin-top="0cm" fo:margin-bottom="0cm" loext:contextual-spacing="true">
        <style:tab-stops>
          <style:tab-stop style:position="8.25cm" style:type="center"/>
          <style:tab-stop style:position="12.594cm"/>
        </style:tab-stops>
      </style:paragraph-properties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text-indent="0cm" style:auto-text-indent="false">
        <style:tab-stops>
          <style:tab-stop style:position="8.25cm" style:type="center"/>
          <style:tab-stop style:position="12.594cm"/>
        </style:tab-stops>
      </style:paragraph-properties>
    </style:style>
    <style:style style:name="P22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23" style:family="paragraph" style:parent-style-name="List_20_Paragraph">
      <style:paragraph-properties fo:margin-top="0.423cm" fo:margin-bottom="0.353cm" loext:contextual-spacing="true"/>
    </style:style>
    <style:style style:name="T1" style:family="text">
      <style:text-properties style:font-name="Cambria" fo:font-size="16pt" fo:language="lv" fo:country="LV" fo:font-weight="bold" style:font-size-asian="16pt" style:font-weight-asian="bold" style:font-size-complex="16pt"/>
    </style:style>
    <style:style style:name="T2" style:family="text">
      <style:text-properties style:font-name="Cambria" fo:font-size="16pt" fo:language="lv" fo:country="LV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fo:font-size="12pt" fo:language="lv" fo:country="LV" style:font-size-asian="12pt" style:font-size-complex="12pt"/>
    </style:style>
    <style:style style:name="T4" style:family="text">
      <style:text-properties fo:color="#00000a" style:font-name="Arial" fo:font-size="12pt" fo:language="lv" fo:country="LV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tab/></text:span><text:span text:style-name="T2">Zināšanas pārbaude 10</text:span><text:span text:style-name="T1"><text:tab/></text:span></text:p>
      <text:list xml:id="list8456337090171426208" text:style-name="WWNum1">
        <text:list-item>
          <text:p text:style-name="P16"><text:span text:style-name="T3">Kas ir Hibernate?</text:span></text:p>
        </text:list-item>
      </text:list>
      <text:p text:style-name="P15"><text:span text:style-name="T3">A) Objektorientēto valodu bibliotēka, kas ir domāta objektrelāciju projicēšanas uzdevumu risināšana</text:span></text:p>
      <text:p text:style-name="P15"><text:span text:style-name="T3">B) Java valodas bibliotēka, kas ir domāta objektrelāciju projicēšanas uzdevumu uzrakstīšanai </text:span></text:p>
      <text:p text:style-name="P15"><text:span text:style-name="T3">C) Java valodas bibliotēka, kas ir domāta objektrelāciju projicēšanas uzdevumu risināšana</text:span></text:p>
      <text:p text:style-name="P15"><text:span text:style-name="T3">D) Java valodas bibliotēka, kas ir domāta koda projektēšanas atvieglošanai</text:span></text:p>
      <text:p text:style-name="P3"><text:span text:style-name="T3">a. B &amp; C &amp; D</text:span></text:p>
      <text:p text:style-name="P3"><text:span text:style-name="T3">b. Tikai C</text:span></text:p>
      <text:p text:style-name="P3"><text:span text:style-name="T3">c. C &amp; D</text:span></text:p>
      <text:p text:style-name="P3"><text:span text:style-name="T3">d. Tikai A</text:span></text:p>
      <text:list xml:id="list142808155422392" text:continue-numbering="true" text:style-name="WWNum1">
        <text:list-item>
          <text:p text:style-name="P16"><text:span text:style-name="T3">Izvēlies pareizus apgalvojumus par Hibernate?</text:span></text:p>
        </text:list-item>
      </text:list>
      <text:p text:style-name="P15"><text:span text:style-name="T3">A) Automatizē Strict Query Language vicājumu un atvieglo pielikuma pārnesu uz citam SQL datu bāzēm</text:span></text:p>
      <text:p text:style-name="P15"><text:span text:style-name="T3">B) Tā ir bezmaksas programmatūras nodrošinājums</text:span></text:p>
      <text:p text:style-name="P15"><text:span text:style-name="T3">C) Hibernate risina uzdevumus ar datu bāzes tabulām, piešķir līdzekļus automātiskai ģenerācijai un tabulu kopu definēšanai</text:span></text:p>
      <text:p text:style-name="P15"><text:span text:style-name="T3">D) Hibernate ir java valodas kompiletājs</text:span></text:p>
      <text:p text:style-name="P3"><text:span text:style-name="T3">a. A &amp; C</text:span></text:p>
      <text:p text:style-name="P3"><text:span text:style-name="T3">b. A &amp; C &amp; D</text:span></text:p>
      <text:p text:style-name="P3"><text:span text:style-name="T3">c. A &amp; B</text:span></text:p>
      <text:p text:style-name="P3"><text:span text:style-name="T3">d. Tikai B</text:span></text:p>
      <text:p text:style-name="P3"><text:span text:style-name="T3">e. Tikai 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2807018917729" text:continue-numbering="true" text:style-name="WWNum1">
        <text:list-item>
          <text:p text:style-name="P13"><text:soft-page-break/><text:span text:style-name="T4">Salīdzini aprakstus sarakstā pa kreisi, tukšajā kolonā norādot pareizo koncepciju no saraksta labajā pusē. </text:span></text:p>
        </text:list-item>
      </text:list>
      <table:table table:name="Tabula1" table:style-name="Tabula1">
        <table:table-column table:style-name="Tabula1.A"/>
        <table:table-column table:style-name="Tabula1.B"/>
        <table:table-column table:style-name="Tabula1.C"/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ODMG4</text:span></text:p>
          </table:table-cell>
          <table:table-cell table:style-name="Tabula1.B1" office:value-type="string">
            <text:p text:style-name="P6"><text:span text:style-name="T3">a. Provaiders, kas tiek izmantots pēc noklusējuma</text:span></text:p>
          </table:table-cell>
        </table:table-row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Log4j</text:span></text:p>
          </table:table-cell>
          <table:table-cell table:style-name="Tabula1.B1" office:value-type="string">
            <text:p text:style-name="P6"><text:span text:style-name="T3">b. Izmanto papildus bibliotēkas no Apache Jakarta Commons projekta</text:span></text:p>
          </table:table-cell>
        </table:table-row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CGLIB</text:span></text:p>
          </table:table-cell>
          <table:table-cell table:style-name="Tabula1.B1" office:value-type="string">
            <text:p text:style-name="P6"><text:span text:style-name="T3">c. Izmanto XML iestatījumu un XML metadatu failu pārsēšanai</text:span></text:p>
          </table:table-cell>
        </table:table-row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Commons Collections Logging</text:span></text:p>
          </table:table-cell>
          <table:table-cell table:style-name="Tabula1.B1" office:value-type="string">
            <text:p text:style-name="P6"><text:span text:style-name="T3">d. Izmanto Commons Logging Api. Ar viņa palīdzību var redzēt kas notiek dziļāk programma</text:span></text:p>
          </table:table-cell>
        </table:table-row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EHCache</text:span></text:p>
          </table:table-cell>
          <table:table-cell table:style-name="Tabula1.B1" office:value-type="string">
            <text:p text:style-name="P6"><text:span text:style-name="T3">e. Interfeiss, ko izmanto kolekciju mepingam</text:span></text:p>
          </table:table-cell>
        </table:table-row>
        <table:table-row table:style-name="Tabula1.1">
          <table:table-cell table:style-name="Tabula1.A1" office:value-type="string">
            <text:p text:style-name="P19"/>
          </table:table-cell>
          <table:table-cell table:style-name="Tabula1.B1" office:value-type="string">
            <text:p text:style-name="P21"><text:span text:style-name="T3">Dom4j</text:span></text:p>
          </table:table-cell>
          <table:table-cell table:style-name="Tabula1.B1" office:value-type="string">
            <text:p text:style-name="P6"><text:span text:style-name="T3">f. Izmanto koda ģenerācijas <text:s/>bibliotēku lai paplašināt klases tas izpildes laika</text:span></text:p>
          </table:table-cell>
        </table:table-row>
      </table:table>
      <text:p text:style-name="P7"/>
      <text:list xml:id="list142807870235208" text:continue-numbering="true" text:style-name="WWNum1">
        <text:list-item>
          <text:p text:style-name="P16"><text:span text:style-name="T3">Kādi pastāv pastāvīgo identitāšu tipi?</text:span></text:p>
        </text:list-item>
      </text:list>
      <text:p text:style-name="P15"><text:span text:style-name="T3">A) Universāls, vienkāršs, iestrādāts</text:span></text:p>
      <text:p text:style-name="P15"><text:span text:style-name="T3">B) Klases, salikts, iestrādāts</text:span></text:p>
      <text:p text:style-name="P15"><text:span text:style-name="T3">C) Iestrādāts</text:span></text:p>
      <text:p text:style-name="P15"><text:span text:style-name="T3">D) Vienkāršs</text:span></text:p>
      <text:p text:style-name="P15"><text:span text:style-name="T3">E) Salikts</text:span></text:p>
      <text:p text:style-name="P3"><text:span text:style-name="T3">a. A &amp; B</text:span></text:p>
      <text:p text:style-name="P3"><text:span text:style-name="T3">b. D &amp; E</text:span></text:p>
      <text:p text:style-name="P3"><text:span text:style-name="T3">c. C &amp; D &amp; E</text:span></text:p>
      <text:p text:style-name="P3"><text:span text:style-name="T3">d. Tikai A</text:span></text:p>
      <text:list xml:id="list142807382514398" text:continue-numbering="true" text:style-name="WWNum1">
        <text:list-item>
          <text:p text:style-name="P14"><text:span text:style-name="T3">Izvēlies pareizos apgalvojumus:</text:span></text:p>
        </text:list-item>
      </text:list>
      <text:p text:style-name="List_20_Paragraph"><text:span text:style-name="T3">A) Iepriekš nodefinētas ģenerēšanas stratēģijas: AUTO, IDENTITY, SEQUENCE, TABLE, ROWS, COLUMNS</text:span></text:p>
      <text:p text:style-name="List_20_Paragraph"><text:span text:style-name="T3">B) Norādot stratēģiju AUTO, tā tiks izvēlēta automātiski</text:span></text:p>
      <text:p text:style-name="List_20_Paragraph"><text:span text:style-name="T3">C) Pēc noklusējuma tabulas nosaukums atbilst noteiktajam klases nosaukumam</text:span></text:p>
      <text:p text:style-name="List_20_Paragraph"><text:span text:style-name="T3">D) Ir iespējamas vienvirziena un divvirzienu attiecības</text:span></text:p>
      <text:p text:style-name="List_20_Paragraph"><text:span text:style-name="T3">E) Organizācijas var mantot tikai no citām organizācijām</text:span></text:p>
      <text:p text:style-name="Standard"><text:span text:style-name="T3">a. B &amp; C &amp; D</text:span></text:p>
      <text:p text:style-name="Standard"><text:span text:style-name="T3">b. Tikai A</text:span></text:p>
      <text:p text:style-name="Standard"><text:span text:style-name="T3">c. B &amp; C &amp; D &amp; E</text:span></text:p>
      <text:p text:style-name="Standard"><text:span text:style-name="T3">d. D &amp; E</text:span></text:p>
      <text:p text:style-name="Standard"><text:span text:style-name="T3">e. B &amp; E</text:span></text:p>
      <text:list xml:id="list142807781795137" text:continue-numbering="true" text:style-name="WWNum1">
        <text:list-item>
          <text:p text:style-name="P14"><text:soft-page-break/><text:span text:style-name="T3">Izvēlies pareizos apgalvojumus:</text:span></text:p>
        </text:list-item>
      </text:list>
      <text:p text:style-name="List_20_Paragraph"><text:span text:style-name="T3">A) Transakcijas var tikt kontrolētas ar API Framework</text:span></text:p>
      <text:p text:style-name="List_20_Paragraph"><text:span text:style-name="T3">B) JPA transakcijas var tikt pārvaldītas izmantojot Framework </text:span></text:p>
      <text:p text:style-name="List_20_Paragraph"><text:span text:style-name="T3">C) JPA transakcijas var tikt pārvaldītas izmantojot JavaEE konteineru</text:span></text:p>
      <text:p text:style-name="List_20_Paragraph"><text:span text:style-name="T3">D) JPA transakcijas var tikt pārvaldītas izmantojot Lietotāja lietotni</text:span></text:p>
      <text:p text:style-name="List_20_Paragraph"><text:span text:style-name="T3">E) JPA transakcijas var tikt pārvaldītas izmantojot .git</text:span></text:p>
      <text:p text:style-name="Standard"><text:span text:style-name="T3">a. D &amp; E</text:span></text:p>
      <text:p text:style-name="Standard"><text:span text:style-name="T3">b. A &amp; B &amp; C &amp; D</text:span></text:p>
      <text:p text:style-name="Standard"><text:span text:style-name="T3">c. B &amp; C &amp; D</text:span></text:p>
      <text:p text:style-name="Standard"><text:span text:style-name="T3">d. A &amp; B &amp; D</text:span></text:p>
      <text:p text:style-name="P1"/>
      <text:list xml:id="list142808457109360" text:continue-numbering="true" text:style-name="WWNum1">
        <text:list-item>
          <text:p text:style-name="P12"><text:span text:style-name="T4">Salīdzini aprakstus sarakstā pa kreisi, tukšajā kolonā norādot pareizo koncepciju no saraksta labajā pusē. </text:span></text:p>
        </text:list-item>
      </text:list>
      <table:table table:name="Tabula2" table:style-name="Tabula2">
        <table:table-column table:style-name="Tabula2.A"/>
        <table:table-column table:style-name="Tabula2.B"/>
        <table:table-column table:style-name="Tabula2.C"/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merge()</text:span></text:p>
          </table:table-cell>
          <table:table-cell table:style-name="Tabula2.B1" office:value-type="string">
            <text:p text:style-name="P5"><text:span text:style-name="T3">a. Izdzēš entity stāvokli no datubāzes</text:span></text:p>
          </table:table-cell>
        </table:table-row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remove()</text:span></text:p>
          </table:table-cell>
          <table:table-cell table:style-name="Tabula2.B1" office:value-type="string">
            <text:p text:style-name="P20"><text:span text:style-name="T3">b. Sinhronizē atdalītas entity stāvokli ar datoru</text:span></text:p>
          </table:table-cell>
        </table:table-row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flush()</text:span></text:p>
          </table:table-cell>
          <table:table-cell table:style-name="Tabula2.B1" office:value-type="string">
            <text:p text:style-name="P20"><text:span text:style-name="T3">c. Noskaidro, vai entity pārvalda dators</text:span></text:p>
          </table:table-cell>
        </table:table-row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persist()</text:span></text:p>
          </table:table-cell>
          <table:table-cell table:style-name="Tabula2.B1" office:value-type="string">
            <text:p text:style-name="P20"><text:span text:style-name="T3">d. Pārlādē entity stāvokli no datubāzes</text:span></text:p>
          </table:table-cell>
        </table:table-row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contains()</text:span></text:p>
          </table:table-cell>
          <table:table-cell table:style-name="Tabula2.B1" office:value-type="string">
            <text:p text:style-name="P20"><text:span text:style-name="T3">e. Ievietot entity stāvokli datubāzē</text:span></text:p>
          </table:table-cell>
        </table:table-row>
        <table:table-row table:style-name="Tabula2.1">
          <table:table-cell table:style-name="Tabula2.A1" office:value-type="string">
            <text:p text:style-name="P18"/>
          </table:table-cell>
          <table:table-cell table:style-name="Tabula2.B1" office:value-type="string">
            <text:p text:style-name="P18"><text:span text:style-name="T3">refresh()</text:span></text:p>
          </table:table-cell>
          <table:table-cell table:style-name="Tabula2.B1" office:value-type="string">
            <text:p text:style-name="P20"><text:span text:style-name="T3">f. Uzspiež sinhronizāciju no datora uz datubāzi</text:span></text:p>
          </table:table-cell>
        </table:table-row>
      </table:table>
      <text:p text:style-name="P17"/>
      <text:p text:style-name="P17"/>
      <text:list xml:id="list142807033523153" text:continue-numbering="true" text:style-name="WWNum1">
        <text:list-item>
          <text:p text:style-name="P14"><text:span text:style-name="T3">Izvēlies pareizos apgalvojumus:</text:span></text:p>
        </text:list-item>
      </text:list>
      <text:p text:style-name="List_20_Paragraph"><text:span text:style-name="T3">A) Vaicājumi ar vairākiem nosaukumiem var tikt loģiski definēti ar jautājuma zīmju(?) palīdzību</text:span></text:p>
      <text:p text:style-name="List_20_Paragraph"><text:span text:style-name="T3">B) Dinamiski vaicājumi definēti tieši klases</text:span></text:p>
      <text:p text:style-name="List_20_Paragraph"><text:span text:style-name="T3">C) Nosauktiem parametriem priekša ir lietots kols( : )</text:span></text:p>
      <text:p text:style-name="List_20_Paragraph"><text:span text:style-name="T3">D) Lai uzstādītu parametra vērtības izmanto jautājuma zīmi(?)</text:span></text:p>
      <text:p text:style-name="List_20_Paragraph"><text:span text:style-name="T3">E) Visi parametri definējas automātiski</text:span></text:p>
      <text:p text:style-name="List_20_Paragraph"><text:span text:style-name="T3">F) Pirms pozicionālie parametri lieto jautājuma zīmi (?), kurai seko parametra pozīcija vaicājumā skaitļa veidā</text:span></text:p>
      <text:p text:style-name="P2"><text:span text:style-name="T3">a. Tikai C</text:span></text:p>
      <text:p text:style-name="P2"><text:span text:style-name="T3">b. Tikai D</text:span></text:p>
      <text:p text:style-name="P2"><text:span text:style-name="T3">c. A &amp; D &amp; F</text:span></text:p>
      <text:p text:style-name="P2"><text:span text:style-name="T3">d. Tikai E</text:span></text:p>
      <text:p text:style-name="P2"><text:span text:style-name="T3">e. C &amp; F</text:span></text:p>
      <text:p text:style-name="P17"/>
      <text:list xml:id="list142807835869881" text:continue-numbering="true" text:style-name="WWNum1">
        <text:list-item>
          <text:p text:style-name="P22"><text:span text:style-name="T3">Izvēlies pareizos apgalvojumus:</text:span></text:p>
        </text:list-item>
      </text:list>
      <text:p text:style-name="List_20_Paragraph"><text:soft-page-break/><text:span text:style-name="T3">A) Sava parastajā forma Lambda varētu būt pārstāvēta, ka parametru saraksts, kas ir atdalīti ar komatiem</text:span></text:p>
      <text:p text:style-name="List_20_Paragraph"><text:span text:style-name="T3">B) Lambdas un funkcionāli interfeisi ļauj mums apstrādāt funkcionalitāti, ka argumentu metodi vai apstrādāt kodu, ka datus</text:span></text:p>
      <text:p text:style-name="P2"><text:span text:style-name="T3">a. Nav pareizas atbildes</text:span></text:p>
      <text:p text:style-name="P2"><text:span text:style-name="T3">b. A &amp; B</text:span></text:p>
      <text:p text:style-name="P2"><text:span text:style-name="T3">c. Tikai A</text:span></text:p>
      <text:p text:style-name="P2"><text:span text:style-name="T3">d. Tikai B</text:span></text:p>
      <text:list xml:id="list142808560942864" text:continue-numbering="true" text:style-name="WWNum1">
        <text:list-item>
          <text:p text:style-name="P14"><text:span text:style-name="T3">Lambdas iezīmes?</text:span></text:p>
        </text:list-item>
      </text:list>
      <text:p text:style-name="List_20_Paragraph"><text:span text:style-name="T3">A) Lambdas var atgriezt vērtības</text:span></text:p>
      <text:p text:style-name="List_20_Paragraph"><text:span text:style-name="T3">B) Kompilators var secināt kāds būs atgriezto vērtību tips</text:span></text:p>
      <text:p text:style-name="List_20_Paragraph"><text:span text:style-name="T3">C) Lambdas ķermenis var būt iekļauts tikai metodē</text:span></text:p>
      <text:p text:style-name="List_20_Paragraph"><text:span text:style-name="T3">D) Funkcionālam interfeisam var būt daudz metodes</text:span></text:p>
      <text:p text:style-name="P2"><text:span text:style-name="T3">a. A &amp; D</text:span></text:p>
      <text:p text:style-name="P2"><text:span text:style-name="T3">b. A &amp; C &amp;D</text:span></text:p>
      <text:p text:style-name="P2"><text:span text:style-name="T3">c. B &amp; C &amp; D</text:span></text:p>
      <text:p text:style-name="P2"><text:span text:style-name="T3">d. A &amp; B</text:span></text:p>
      <text:list xml:id="list142806530717371" text:continue-numbering="true" text:style-name="WWNum1">
        <text:list-item>
          <text:p text:style-name="P14"><text:span text:style-name="T3">Kādu speciālu anotāciju ieviesa Java 8, lai nodeklarētu interfeisu, ka funkcionālu </text:span></text:p>
        </text:list-item>
      </text:list>
      <text:p text:style-name="List_20_Paragraph"><text:span text:style-name="T3">A) @FunctionalInterface</text:span></text:p>
      <text:p text:style-name="List_20_Paragraph"><text:span text:style-name="T3">B) @FunctInterface</text:span></text:p>
      <text:p text:style-name="List_20_Paragraph"><text:span text:style-name="T3">C) @Functionalinterface</text:span></text:p>
      <text:p text:style-name="List_20_Paragraph"><text:span text:style-name="T3">D) @Interface.asFunctionalInterface</text:span></text:p>
      <text:p text:style-name="P2"><text:span text:style-name="T3">a. A</text:span></text:p>
      <text:p text:style-name="P2"><text:span text:style-name="T3">b. B</text:span></text:p>
      <text:p text:style-name="P2"><text:span text:style-name="T3">c. C</text:span></text:p>
      <text:p text:style-name="P2"><text:span text:style-name="T3">d. D</text:span></text:p>
      <text:p text:style-name="P2"><text:span text:style-name="T3">e. Nav pareizas atbildes</text:span></text:p>
      <text:list xml:id="list142807669024435" text:continue-numbering="true" text:style-name="WWNum1">
        <text:list-item>
          <text:p text:style-name="P14"><text:span text:style-name="T3">Izvēlies pareizos apgalvojumus par jaunumiem:</text:span></text:p>
        </text:list-item>
      </text:list>
      <text:p text:style-name="List_20_Paragraph"><text:span text:style-name="T3">A) Atsauces metodes nodrošina noderīgo sintaksi, lai atsaukties tieši uz izejošajiem metodēm vai konstruktoriem no java klasēm vai objektiem</text:span></text:p>
      <text:p text:style-name="List_20_Paragraph"><text:span text:style-name="T3">B) Ar atsauces metodēm, lambdas palīdz valodas konstruktoram izskatīties kompakti un kodolīgi, atstājot tekstveidni</text:span></text:p>
      <text:p text:style-name="List_20_Paragraph"><text:span text:style-name="T3">C) Java 8 bija izgudroti daudzi veidi, ka saglabāt atsauces metodes sava valodā</text:span></text:p>
      <text:p text:style-name="List_20_Paragraph"><text:span text:style-name="T3">D) Java 8 tika izmainītas visas iepriekšējas versijas iespējas un iekļautas vislabākais no C# valodas</text:span></text:p>
      <text:p text:style-name="P2"><text:soft-page-break/><text:span text:style-name="T3">a. A &amp; D</text:span></text:p>
      <text:p text:style-name="P2"><text:span text:style-name="T3">b. B &amp; C</text:span></text:p>
      <text:p text:style-name="P2"><text:span text:style-name="T3">c. A &amp; C</text:span></text:p>
      <text:p text:style-name="P2"><text:span text:style-name="T3">d. A &amp; B</text:span></text:p>
      <text:list xml:id="list142807158731644" text:continue-numbering="true" text:style-name="WWNum1">
        <text:list-item>
          <text:p text:style-name="P14"><text:span text:style-name="T3">Java valodas New Date-Time API ļoti ietekmēja no........ un paņēma labāko no tā? Jāizvēlas pareizā atbilde.</text:span></text:p>
        </text:list-item>
      </text:list>
      <text:p text:style-name="P8"><text:span text:style-name="T3">A) Joda – TimeDate</text:span></text:p>
      <text:p text:style-name="P8"><text:span text:style-name="T3">B) Joda – CurrentTime</text:span></text:p>
      <text:p text:style-name="P8"><text:span text:style-name="T3">C) Joda – ItsTime</text:span></text:p>
      <text:p text:style-name="P8"><text:span text:style-name="T3">D) Joda – Time</text:span></text:p>
      <text:p text:style-name="P8"><text:span text:style-name="T3">E) Date time API</text:span></text:p>
      <text:p text:style-name="P2"><text:span text:style-name="T3">a. C</text:span></text:p>
      <text:p text:style-name="P2"><text:span text:style-name="T3">b. A</text:span></text:p>
      <text:p text:style-name="P2"><text:span text:style-name="T3">c. E</text:span></text:p>
      <text:p text:style-name="P2"><text:span text:style-name="T3">d. D</text:span></text:p>
      <text:p text:style-name="P2"><text:span text:style-name="T3">e. B</text:span></text:p>
      <text:list xml:id="list142806443092218" text:continue-numbering="true" text:style-name="WWNum1">
        <text:list-item>
          <text:p text:style-name="P14"><text:span text:style-name="T3">Pirmā klase no jauna java.time package ir klase Clock. Tas var būt izmantots, ka vieta?</text:span></text:p>
        </text:list-item>
      </text:list>
      <text:p text:style-name="List_20_Paragraph"><text:span text:style-name="T3">A) System.currentTimeMillis()</text:span></text:p>
      <text:p text:style-name="List_20_Paragraph"><text:span text:style-name="T3">B) TimeZone.getDefaul()</text:span></text:p>
      <text:p text:style-name="List_20_Paragraph"><text:span text:style-name="T3">C) get.ClockInstant()</text:span></text:p>
      <text:p text:style-name="List_20_Paragraph"><text:span text:style-name="T3">D) ItsDate()</text:span></text:p>
      <text:p text:style-name="List_20_Paragraph"><text:span text:style-name="T3">E) System.currentTime()</text:span></text:p>
      <text:p text:style-name="P2"><text:span text:style-name="T3">a. A</text:span></text:p>
      <text:p text:style-name="P2"><text:span text:style-name="T3">b. A &amp; C &amp; E</text:span></text:p>
      <text:p text:style-name="P2"><text:span text:style-name="T3">c. B &amp; E</text:span></text:p>
      <text:p text:style-name="P2"><text:span text:style-name="T3">d. A &amp; B &amp; E</text:span></text:p>
      <text:p text:style-name="P2"><text:span text:style-name="T3">e. A &amp; B</text:span></text:p>
      <text:list xml:id="list142807997704220" text:continue-numbering="true" text:style-name="WWNum1">
        <text:list-item>
          <text:p text:style-name="P14"><text:span text:style-name="T3">Ko kombinē kopa LocalDateTime?</text:span></text:p>
        </text:list-item>
      </text:list>
      <text:p text:style-name="List_20_Paragraph"><text:span text:style-name="T3">A) LocaleYear</text:span></text:p>
      <text:p text:style-name="List_20_Paragraph"><text:span text:style-name="T3">B) LocalLocation</text:span></text:p>
      <text:p text:style-name="List_20_Paragraph"><text:span text:style-name="T3">C) LocalDate</text:span></text:p>
      <text:p text:style-name="P23"><text:span text:style-name="T3">D) LocalCurrentTime</text:span></text:p>
      <text:p text:style-name="P23"><text:soft-page-break/><text:span text:style-name="T3">E) LocalTimeZone</text:span></text:p>
      <text:p text:style-name="P23"><text:span text:style-name="T3">F) LocalTime</text:span></text:p>
      <text:p text:style-name="P4"><text:span text:style-name="T3">a. Tikai F</text:span></text:p>
      <text:p text:style-name="P4"><text:span text:style-name="T3">b. Nav pareizas atbildes</text:span></text:p>
      <text:p text:style-name="P4"><text:span text:style-name="T3">c. D &amp; F</text:span></text:p>
      <text:p text:style-name="P4"><text:span text:style-name="T3">d. C &amp; D</text:span></text:p>
      <text:p text:style-name="P4"><text:span text:style-name="T3">e. D &amp; E</text:span></text:p>
      <text:p text:style-name="P4"><text:span text:style-name="T3">f. C &amp; F</text:span></text:p>
      <text:list xml:id="list142807176247214" text:continue-numbering="true" text:style-name="WWNum1">
        <text:list-item>
          <text:p text:style-name="P14"><text:span text:style-name="T3">Kura no klases atbalsta kopīgas operācijas, kuras ir balstītas uz jaunām pievienotajam plūsmās iekārtam un lambdas izteiksmēm?</text:span></text:p>
        </text:list-item>
      </text:list>
      <text:p text:style-name="P9"><text:span text:style-name="T3">A) java.util.concurrent.atomic</text:span></text:p>
      <text:p text:style-name="P9"><text:bookmark text:name="_GoBack"/><text:span text:style-name="T3">B) java.util.concurrent.ForkJoinPool</text:span></text:p>
      <text:p text:style-name="P9"><text:span text:style-name="T3">C) java.util.concurrent.locks.StampedLock</text:span></text:p>
      <text:p text:style-name="P9"><text:span text:style-name="T3">D) java.util.concurrent.ConcurrentHashMap</text:span></text:p>
      <text:p text:style-name="P10"><text:span text:style-name="T3">a. D</text:span></text:p>
      <text:p text:style-name="P10"><text:span text:style-name="T3">b. C</text:span></text:p>
      <text:p text:style-name="P10"><text:span text:style-name="T3">c. A</text:span></text:p>
      <text:p text:style-name="P10"><text:span text:style-name="T3">d. 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08:42:00</meta:creation-date>
    <meta:initial-creator>Konstantin</meta:initial-creator>
    <dc:language>en-US</dc:language>
    <dc:creator>Konstantin</dc:creator>
    <dc:date>2015-03-25T08:42:00</dc:date>
    <meta:editing-cycles>2</meta:editing-cycles>
    <meta:editing-duration>P0D</meta:editing-duration>
    <meta:generator>LibreOffice/4.4.2.2$Linux_X86_64 LibreOffice_project/40m0$Build-2</meta:generator>
    <meta:document-statistic meta:table-count="2" meta:image-count="0" meta:object-count="0" meta:page-count="6" meta:paragraph-count="168" meta:word-count="912" meta:character-count="5511" meta:non-whitespace-character-count="4771"/>
    <meta:template xlink:type="simple" xlink:actuate="onRequest" xlink:title="Normal" xlink:href=""/>
  </office:meta>
</office:document-meta>
</file>